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F00000194317E8712F951F03F.png" manifest:media-type="image/png"/>
  <manifest:file-entry manifest:full-path="Pictures/10000201000001270000003348B2906ED4A435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svg:stroke-color="#3465a4"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0-outline1">
      <style:graphic-properties fo:min-height="6.75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E-Mail Verschlüsselung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@binarybugs</text:p>
          </draw:text-box>
        </draw:frame>
        <draw:frame draw:style-name="gr1" draw:text-style-name="P3" draw:layer="layout" svg:width="7.804cm" svg:height="1.348cm" svg:x="-0.004cm" svg:y="6.4cm">
          <draw:image xlink:href="Pictures/10000201000001270000003348B2906ED4A435E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>
          <draw:text-box/>
        </draw:frame>
        <draw:frame presentation:style-name="pr4" draw:layer="layout" svg:width="25.5cm" svg:height="7cm" svg:x="1.5cm" svg:y="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placeholder="true">
          <draw:text-box/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3" draw:text-style-name="P5" draw:layer="layout" svg:width="22.406cm" svg:height="10.686cm" svg:x="2.194cm" svg:y="7.314cm">
          <draw:image xlink:href="Pictures/100000000000034F00000194317E8712F951F03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19:16:32.206708096</meta:creation-date>
    <meta:editing-duration>PT17H22M22S</meta:editing-duration>
    <meta:editing-cycles>4</meta:editing-cycles>
    <meta:generator>LibreOffice/6.1.3.2$Linux_X86_64 LibreOffice_project/10$Build-2</meta:generator>
    <dc:title>Alizarin</dc:title>
    <dc:date>2018-12-02T09:16:32.158202357</dc:date>
    <meta:document-statistic meta:object-count="51"/>
  </office:meta>
</office:document-meta>
</file>